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09821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33 kWh</text:p>
          </table:table-cell>
          <table:table-cell office:value-type="float" office:value="752.19" calcext:value-type="float">
            <text:p>752.19</text:p>
          </table:table-cell>
          <table:table-cell office:value-type="string" calcext:value-type="string">
            <text:p>06-01-2018</text:p>
          </table:table-cell>
          <table:table-cell office:value-type="string" calcext:value-type="string">
            <text:p>03-02-2018</text:p>
          </table:table-cell>
          <table:table-cell office:value-type="float" office:value="4.39" calcext:value-type="float">
            <text:p>4.39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397.29" calcext:value-type="float">
            <text:p>-397.29</text:p>
          </table:table-cell>
          <table:table-cell office:value-type="string" calcext:value-type="string">
            <text:p>T-0</text:p>
          </table:table-cell>
          <table:table-cell office:value-type="float" office:value="448.22" calcext:value-type="float">
            <text:p>448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.09" calcext:value-type="float">
            <text:p>2.09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9 kWh</text:p>
          </table:table-cell>
          <table:table-cell office:value-type="float" office:value="1018.41" calcext:value-type="float">
            <text:p>1018.41</text:p>
          </table:table-cell>
          <table:table-cell office:value-type="string" calcext:value-type="string">
            <text:p>05-12-2017</text:p>
          </table:table-cell>
          <table:table-cell office:value-type="string" calcext:value-type="string">
            <text:p>06-01-2018</text:p>
          </table:table-cell>
          <table:table-cell office:value-type="float" office:value="11.85" calcext:value-type="float">
            <text:p>11.8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99.35" calcext:value-type="float">
            <text:p>1199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58" calcext:value-type="float">
            <text:p>1.5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49 kWh</text:p>
          </table:table-cell>
          <table:table-cell office:value-type="float" office:value="868.99" calcext:value-type="float">
            <text:p>868.99</text:p>
          </table:table-cell>
          <table:table-cell office:value-type="string" calcext:value-type="string">
            <text:p>04-11-2017</text:p>
          </table:table-cell>
          <table:table-cell office:value-type="string" calcext:value-type="string">
            <text:p>05-12-2017</text:p>
          </table:table-cell>
          <table:table-cell office:value-type="float" office:value="4.94" calcext:value-type="float">
            <text:p>4.9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458.99" calcext:value-type="float">
            <text:p>-458.99</text:p>
          </table:table-cell>
          <table:table-cell office:value-type="string" calcext:value-type="string">
            <text:p>T-0</text:p>
          </table:table-cell>
          <table:table-cell office:value-type="float" office:value="500.33" calcext:value-type="float">
            <text:p>500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58" calcext:value-type="float">
            <text:p>1.5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6 kWh</text:p>
          </table:table-cell>
          <table:table-cell office:value-type="float" office:value="842.45" calcext:value-type="float">
            <text:p>842.45</text:p>
          </table:table-cell>
          <table:table-cell office:value-type="string" calcext:value-type="string">
            <text:p>05-10-2017</text:p>
          </table:table-cell>
          <table:table-cell office:value-type="string" calcext:value-type="string">
            <text:p>04-11-2017</text:p>
          </table:table-cell>
          <table:table-cell office:value-type="float" office:value="4.81" calcext:value-type="float">
            <text:p>4.8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444.96" calcext:value-type="float">
            <text:p>-444.96</text:p>
          </table:table-cell>
          <table:table-cell office:value-type="string" calcext:value-type="string">
            <text:p>T-0</text:p>
          </table:table-cell>
          <table:table-cell office:value-type="float" office:value="487.34" calcext:value-type="float">
            <text:p>487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153 kWh</text:p>
          </table:table-cell>
          <table:table-cell office:value-type="float" office:value="891.07" calcext:value-type="float">
            <text:p>891.07</text:p>
          </table:table-cell>
          <table:table-cell office:value-type="string" calcext:value-type="string">
            <text:p>04-09-2017</text:p>
          </table:table-cell>
          <table:table-cell office:value-type="string" calcext:value-type="string">
            <text:p>05-10-2017</text:p>
          </table:table-cell>
          <table:table-cell office:value-type="float" office:value="5.6" calcext:value-type="float">
            <text:p>5.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471.33" calcext:value-type="float">
            <text:p>-471.33</text:p>
          </table:table-cell>
          <table:table-cell office:value-type="string" calcext:value-type="string">
            <text:p>T-0</text:p>
          </table:table-cell>
          <table:table-cell office:value-type="float" office:value="565.12" calcext:value-type="float">
            <text:p>565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5.22" calcext:value-type="float">
            <text:p>5.22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5 kWh</text:p>
          </table:table-cell>
          <table:table-cell office:value-type="float" office:value="828.01" calcext:value-type="float">
            <text:p>828.01</text:p>
          </table:table-cell>
          <table:table-cell office:value-type="string" calcext:value-type="string">
            <text:p>04-08-2017</text:p>
          </table:table-cell>
          <table:table-cell office:value-type="string" calcext:value-type="string">
            <text:p>04-09-2017</text:p>
          </table:table-cell>
          <table:table-cell office:value-type="float" office:value="4.73" calcext:value-type="float">
            <text:p>4.7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437.33" calcext:value-type="float">
            <text:p>-437.33</text:p>
          </table:table-cell>
          <table:table-cell office:value-type="string" calcext:value-type="string">
            <text:p>T-0</text:p>
          </table:table-cell>
          <table:table-cell office:value-type="float" office:value="483.42" calcext:value-type="float">
            <text:p>483.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04.68" calcext:value-type="float">
            <text:p>204.68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4 kWh</text:p>
          </table:table-cell>
          <table:table-cell office:value-type="float" office:value="666.16" calcext:value-type="float">
            <text:p>666.16</text:p>
          </table:table-cell>
          <table:table-cell office:value-type="string" calcext:value-type="string">
            <text:p>05-07-2017</text:p>
          </table:table-cell>
          <table:table-cell office:value-type="string" calcext:value-type="string">
            <text:p>04-08-2017</text:p>
          </table:table-cell>
          <table:table-cell office:value-type="float" office:value="3.97" calcext:value-type="float">
            <text:p>3.9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351.86" calcext:value-type="float">
            <text:p>-351.86</text:p>
          </table:table-cell>
          <table:table-cell office:value-type="string" calcext:value-type="string">
            <text:p>T-0</text:p>
          </table:table-cell>
          <table:table-cell office:value-type="float" office:value="605.4" calcext:value-type="float">
            <text:p>60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0.68" calcext:value-type="float">
            <text:p>10.68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9 kWh</text:p>
          </table:table-cell>
          <table:table-cell office:value-type="float" office:value="776.27" calcext:value-type="float">
            <text:p>776.27</text:p>
          </table:table-cell>
          <table:table-cell office:value-type="string" calcext:value-type="string">
            <text:p>05-06-2017</text:p>
          </table:table-cell>
          <table:table-cell office:value-type="string" calcext:value-type="string">
            <text:p>05-07-2017</text:p>
          </table:table-cell>
          <table:table-cell office:value-type="float" office:value="4.48" calcext:value-type="float">
            <text:p>4.4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409.98" calcext:value-type="float">
            <text:p>-409.98</text:p>
          </table:table-cell>
          <table:table-cell office:value-type="string" calcext:value-type="string">
            <text:p>T-0</text:p>
          </table:table-cell>
          <table:table-cell office:value-type="float" office:value="463.56" calcext:value-type="float">
            <text:p>46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66 kWh</text:p>
          </table:table-cell>
          <table:table-cell office:value-type="float" office:value="950.62" calcext:value-type="float">
            <text:p>950.62</text:p>
          </table:table-cell>
          <table:table-cell office:value-type="string" calcext:value-type="string">
            <text:p>05-05-2017</text:p>
          </table:table-cell>
          <table:table-cell office:value-type="string" calcext:value-type="string">
            <text:p>05-06-2017</text:p>
          </table:table-cell>
          <table:table-cell office:value-type="float" office:value="11.13" calcext:value-type="float">
            <text:p>11.1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24.02" calcext:value-type="float">
            <text:p>1124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4.99" calcext:value-type="float">
            <text:p>4.99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79 kWh</text:p>
          </table:table-cell>
          <table:table-cell office:value-type="float" office:value="1032.85" calcext:value-type="float">
            <text:p>1032.85</text:p>
          </table:table-cell>
          <table:table-cell office:value-type="string" calcext:value-type="string">
            <text:p>04-04-2017</text:p>
          </table:table-cell>
          <table:table-cell office:value-type="string" calcext:value-type="string">
            <text:p>05-05-2017</text:p>
          </table:table-cell>
          <table:table-cell office:value-type="float" office:value="11.95" calcext:value-type="float">
            <text:p>11.9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212.26" calcext:value-type="float">
            <text:p>1212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0.5" calcext:value-type="float">
            <text:p>10.5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60 kWh</text:p>
          </table:table-cell>
          <table:table-cell office:value-type="float" office:value="898.49" calcext:value-type="float">
            <text:p>898.49</text:p>
          </table:table-cell>
          <table:table-cell office:value-type="string" calcext:value-type="string">
            <text:p>06-03-2017</text:p>
          </table:table-cell>
          <table:table-cell office:value-type="string" calcext:value-type="string">
            <text:p>04-04-2017</text:p>
          </table:table-cell>
          <table:table-cell office:value-type="float" office:value="10.6" calcext:value-type="float">
            <text:p>10.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81.38" calcext:value-type="float">
            <text:p>108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67 kWh</text:p>
          </table:table-cell>
          <table:table-cell office:value-type="float" office:value="942.8" calcext:value-type="float">
            <text:p>942.8</text:p>
          </table:table-cell>
          <table:table-cell office:value-type="string" calcext:value-type="string">
            <text:p>03-02-2017</text:p>
          </table:table-cell>
          <table:table-cell office:value-type="string" calcext:value-type="string">
            <text:p>06-03-2017</text:p>
          </table:table-cell>
          <table:table-cell office:value-type="float" office:value="11.04" calcext:value-type="float">
            <text:p>11.04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14.99" calcext:value-type="float">
            <text:p>1114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17:56.013000000</meta:creation-date>
    <dc:date>2018-03-28T10:43:33.114000000</dc:date>
    <meta:editing-duration>PT1M23S</meta:editing-duration>
    <meta:editing-cycles>1</meta:editing-cycles>
    <meta:document-statistic meta:table-count="1" meta:cell-count="163" meta:object-count="0"/>
    <meta:generator>LibreOffice/5.3.4.2$Windows_x86 LibreOffice_project/f82d347ccc0be322489bf7da61d7e4ad13fe2ff3</meta:generator>
  </office:meta>
</office:document-meta>
</file>